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Ultrafine_20_Dashed"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width="0.03cm" draw:marker-start-width="0.7cm" draw:marker-end="Arrow" draw:marker-end-width="0.2cm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width="0.03cm" svg:stroke-color="#000000" draw:marker-start-width="0.7cm" draw:marker-end-width="0.7cm" draw:fill="none" draw:fill-color="#ffffff" draw:textarea-horizontal-align="left" draw:auto-grow-height="true" draw:auto-grow-width="true" fo:min-height="0cm" fo:min-width="0cm" fo:padding-top="0.14cm" fo:padding-bottom="0.14cm" fo:padding-left="0.265cm" fo:padding-right="0.265cm"/>
    </style:style>
    <style:style style:name="P1" style:family="paragraph">
      <style:paragraph-properties fo:margin-left="0cm" fo:margin-right="0cm" fo:text-align="center" fo:text-indent="0cm"/>
      <style:text-properties fo:font-size="10pt" fo:font-weight="bold" style:font-size-asian="10pt" style:font-weight-asian="bold" style:font-size-complex="10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P4" style:family="paragraph">
      <style:paragraph-properties fo:margin-left="0cm" fo:margin-right="0cm" fo:text-indent="0cm"/>
      <style:text-properties fo:font-family="'DejaVu Sans Mono'" style:font-family-generic="swiss" style:font-pitch="fixed" fo:font-size="8pt" style:font-size-asian="8pt" style:font-size-complex="8pt"/>
    </style:style>
    <style:style style:name="P5" style:family="paragraph">
      <style:text-properties fo:font-family="'DejaVu Sans Mono'" style:font-family-generic="swiss" style:font-pitch="fixed" fo:font-size="8pt" style:font-size-asian="8pt" style:font-size-complex="8pt"/>
    </style:style>
    <style:style style:name="P6" style:family="paragraph">
      <style:paragraph-properties fo:margin-left="0cm" fo:margin-right="0cm" fo:text-indent="0cm"/>
      <style:text-properties fo:color="#00ae00" fo:font-size="24pt" style:font-size-asian="24pt" style:font-size-complex="24pt"/>
    </style:style>
    <style:style style:name="P7" style:family="paragraph">
      <style:text-properties fo:color="#00ae00" fo:font-size="24pt" style:font-size-asian="24pt" style:font-size-complex="24pt"/>
    </style:style>
    <style:style style:name="T1" style:family="text">
      <style:text-properties fo:font-family="'DejaVu Sans Mono'" style:font-family-generic="swiss" style:font-pitch="fixed"/>
    </style:style>
    <style:style style:name="T2" style:family="text">
      <style:text-properties fo:font-family="'DejaVu Sans Mono'" style:font-family-generic="swiss" style:font-pitch="fixed" fo:font-size="8pt" style:font-size-asian="8pt" style:font-size-complex="8pt"/>
    </style:style>
    <style:style style:name="T3" style:family="text">
      <style:text-properties fo:color="#00ae00" fo:font-family="OpenSymbol" style:font-style-name="Regular" style:font-pitch="variable" style:font-charset="x-symbol" fo:font-size="24pt" style:font-family-asian="OpenSymbol" style:font-style-name-asian="Regular" style:font-pitch-asian="variable" style:font-charset-asian="x-symbol" style:font-size-asian="24pt" style:font-family-complex="OpenSymbol" style:font-style-name-complex="Regular" style:font-pitch-complex="variable" style:font-charset-complex="x-symbol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>
          <draw:custom-shape draw:style-name="gr1" draw:text-style-name="P1" draw:layer="layout" svg:width="2.449cm" svg:height="0.416cm" svg:x="4.477cm" svg:y="1.543cm">
            <text:p text:style-name="P1">Cli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2.449cm" svg:height="0.416cm" svg:x="9.598cm" svg:y="1.543cm">
            <text:p text:style-name="P1">MRC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2.449cm" svg:height="0.416cm" svg:x="12.343cm" svg:y="1.543cm">
            <text:p text:style-name="P1">OSD 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2.449cm" svg:height="0.416cm" svg:x="15.088cm" svg:y="1.543cm">
            <text:p text:style-name="P1">OSD 2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5.701cm" svg:y1="2.053cm" svg:x2="5.701cm" svg:y2="13.816cm">
            <text:p/>
          </draw:line>
          <draw:line draw:style-name="gr2" draw:text-style-name="P2" draw:layer="layout" svg:x1="10.822cm" svg:y1="2.053cm" svg:x2="10.822cm" svg:y2="13.816cm">
            <text:p/>
          </draw:line>
          <draw:line draw:style-name="gr2" draw:text-style-name="P2" draw:layer="layout" svg:x1="13.567cm" svg:y1="2.053cm" svg:x2="13.567cm" svg:y2="13.816cm">
            <text:p/>
          </draw:line>
          <draw:line draw:style-name="gr2" draw:text-style-name="P2" draw:layer="layout" svg:x1="16.312cm" svg:y1="2.053cm" svg:x2="16.312cm" svg:y2="13.816cm">
            <text:p/>
          </draw:line>
          <draw:line draw:style-name="gr3" draw:text-style-name="P2" draw:layer="layout" svg:x1="5.722cm" svg:y1="3.304cm" svg:x2="10.804cm" svg:y2="3.304cm">
            <text:p/>
          </draw:line>
          <draw:frame draw:style-name="gr4" draw:text-style-name="P4" draw:layer="layout" svg:width="4.765cm" svg:height="0.611cm" svg:x="5.886cm" svg:y="2.815cm">
            <draw:text-box>
              <text:p text:style-name="P3"><text:span text:style-name="T1">open("volumeA/a.txt","w")</text:span></text:p>
            </draw:text-box>
          </draw:frame>
          <draw:line draw:style-name="gr3" draw:text-style-name="P2" draw:layer="layout" svg:x1="10.825cm" svg:y1="4.594cm" svg:x2="5.743cm" svg:y2="4.594cm">
            <text:p/>
          </draw:line>
          <draw:frame draw:style-name="gr4" draw:text-style-name="P4" draw:layer="layout" svg:width="6.12cm" svg:height="0.611cm" svg:x="5.936cm" svg:y="4.092cm">
            <draw:text-box>
              <text:p text:style-name="P3"><text:span text:style-name="T1">FileID, X-Capability, X-Locations</text:span></text:p>
            </draw:text-box>
          </draw:frame>
          <draw:line draw:style-name="gr3" draw:text-style-name="P2" draw:layer="layout" svg:x1="5.722cm" svg:y1="6.104cm" svg:x2="13.612cm" svg:y2="6.104cm">
            <text:p/>
          </draw:line>
          <draw:frame draw:style-name="gr4" draw:text-style-name="P4" draw:layer="layout" svg:width="3.749cm" svg:height="0.611cm" svg:x="5.876cm" svg:y="5.585cm">
            <draw:text-box>
              <text:p text:style-name="P3"><text:span text:style-name="T1">write(FileID, data)</text:span></text:p>
            </draw:text-box>
          </draw:frame>
          <draw:line draw:style-name="gr3" draw:text-style-name="P2" draw:layer="layout" svg:x1="13.571cm" svg:y1="6.924cm" svg:x2="5.722cm" svg:y2="6.924cm">
            <text:p/>
          </draw:line>
          <draw:line draw:style-name="gr3" draw:text-style-name="P2" draw:layer="layout" svg:x1="1.747cm" svg:y1="2.893cm" svg:x2="5.684cm" svg:y2="2.893cm">
            <text:p/>
          </draw:line>
          <draw:frame draw:style-name="gr4" draw:text-style-name="P5" draw:layer="layout" svg:width="3.411cm" svg:height="0.611cm" svg:x="1.88cm" svg:y="2.385cm">
            <draw:text-box>
              <text:p text:style-name="P3"><text:span text:style-name="T2">open("a.txt","w")</text:span></text:p>
            </draw:text-box>
          </draw:frame>
          <draw:frame draw:style-name="gr4" draw:text-style-name="P4" draw:layer="layout" svg:width="4.596cm" svg:height="0.611cm" svg:x="5.863cm" svg:y="6.444cm">
            <draw:text-box>
              <text:p text:style-name="P3"><text:span text:style-name="T1">X-New-File-Size: [125,1]</text:span></text:p>
            </draw:text-box>
          </draw:frame>
          <draw:line draw:style-name="gr3" draw:text-style-name="P2" draw:layer="layout" svg:x1="5.722cm" svg:y1="8.695cm" svg:x2="10.804cm" svg:y2="8.695cm">
            <text:p/>
          </draw:line>
          <draw:frame draw:style-name="gr4" draw:text-style-name="P4" draw:layer="layout" svg:width="6.797cm" svg:height="0.611cm" svg:x="5.586cm" svg:y="8.206cm">
            <draw:text-box>
              <text:p text:style-name="P3"><text:span text:style-name="T1">renew (X-Capability, X-New-File-Size)</text:span></text:p>
            </draw:text-box>
          </draw:frame>
          <draw:line draw:style-name="gr3" draw:text-style-name="P2" draw:layer="layout" svg:x1="10.825cm" svg:y1="9.331cm" svg:x2="5.743cm" svg:y2="9.331cm">
            <text:p/>
          </draw:line>
          <draw:frame draw:style-name="gr4" draw:text-style-name="P4" draw:layer="layout" svg:width="3.241cm" svg:height="0.611cm" svg:x="5.937cm" svg:y="8.849cm">
            <draw:text-box>
              <text:p text:style-name="P3"><text:span text:style-name="T1">new X-Capability</text:span></text:p>
            </draw:text-box>
          </draw:frame>
          <draw:line draw:style-name="gr3" draw:text-style-name="P2" draw:layer="layout" svg:x1="5.722cm" svg:y1="11.165cm" svg:x2="13.612cm" svg:y2="11.165cm">
            <text:p/>
          </draw:line>
          <draw:frame draw:style-name="gr4" draw:text-style-name="P4" draw:layer="layout" svg:width="3.749cm" svg:height="0.611cm" svg:x="5.876cm" svg:y="10.646cm">
            <draw:text-box>
              <text:p text:style-name="P3"><text:span text:style-name="T1">write(FileID, data)</text:span></text:p>
            </draw:text-box>
          </draw:frame>
          <draw:frame draw:style-name="gr4" draw:text-style-name="P4" draw:layer="layout" svg:width="4.596cm" svg:height="0.611cm" svg:x="5.863cm" svg:y="11.505cm">
            <draw:text-box>
              <text:p text:style-name="P3"><text:span text:style-name="T1">X-New-File-Size: [136,1]</text:span></text:p>
            </draw:text-box>
          </draw:frame>
          <draw:line draw:style-name="gr3" draw:text-style-name="P2" draw:layer="layout" svg:x1="13.572cm" svg:y1="12.026cm" svg:x2="5.723cm" svg:y2="12.026cm">
            <text:p/>
          </draw:line>
          <draw:line draw:style-name="gr3" draw:text-style-name="P2" draw:layer="layout" svg:x1="1.748cm" svg:y1="12.951cm" svg:x2="5.685cm" svg:y2="12.951cm">
            <text:p/>
          </draw:line>
          <draw:frame draw:style-name="gr4" draw:text-style-name="P5" draw:layer="layout" svg:width="2.903cm" svg:height="0.611cm" svg:x="1.881cm" svg:y="12.443cm">
            <draw:text-box>
              <text:p text:style-name="P3"><text:span text:style-name="T2">close("a.txt")</text:span></text:p>
            </draw:text-box>
          </draw:frame>
          <draw:line draw:style-name="gr3" draw:text-style-name="P2" draw:layer="layout" svg:x1="5.722cm" svg:y1="13.43cm" svg:x2="10.804cm" svg:y2="13.43cm">
            <text:p/>
          </draw:line>
          <draw:frame draw:style-name="gr4" draw:text-style-name="P4" draw:layer="layout" svg:width="5.951cm" svg:height="0.611cm" svg:x="5.586cm" svg:y="12.941cm">
            <draw:text-box>
              <text:p text:style-name="P3"><text:span text:style-name="T1">updateFileSize (X-New-File-Size)</text:span></text:p>
            </draw:text-box>
          </draw:frame>
          <draw:frame draw:style-name="gr4" draw:text-style-name="P7" draw:layer="layout" svg:width="1.286cm" svg:height="1.128cm" svg:x="4.612cm" svg:y="2.897cm">
            <draw:text-box>
              <text:p text:style-name="P6"><text:span text:style-name="T3">①</text:span></text:p>
            </draw:text-box>
          </draw:frame>
          <draw:frame draw:style-name="gr4" draw:text-style-name="P7" draw:layer="layout" svg:width="1.281cm" svg:height="1.128cm" svg:x="4.649cm" svg:y="5.53cm">
            <draw:text-box>
              <text:p text:style-name="P6"><text:span text:style-name="T3">②</text:span></text:p>
            </draw:text-box>
          </draw:frame>
          <draw:frame draw:style-name="gr4" draw:text-style-name="P7" draw:layer="layout" svg:width="1.302cm" svg:height="1.128cm" svg:x="4.612cm" svg:y="8.142cm">
            <draw:text-box>
              <text:p text:style-name="P6"><text:span text:style-name="T3">③</text:span></text:p>
            </draw:text-box>
          </draw:frame>
          <draw:frame draw:style-name="gr4" draw:text-style-name="P7" draw:layer="layout" svg:width="1.298cm" svg:height="1.128cm" svg:x="4.612cm" svg:y="10.589cm">
            <draw:text-box>
              <text:p text:style-name="P6"><text:span text:style-name="T3">④</text:span></text:p>
            </draw:text-box>
          </draw:frame>
          <draw:frame draw:style-name="gr4" draw:text-style-name="P7" draw:layer="layout" svg:width="1.277cm" svg:height="1.128cm" svg:x="4.673cm" svg:y="12.917cm">
            <draw:text-box>
              <text:p text:style-name="P6"><text:span text:style-name="T3">⑤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lbany AMT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9-01-15T14:28:29</meta:creation-date>
    <dc:date>2009-01-15T15:00:10</dc:date>
    <meta:editing-cycles>2</meta:editing-cycles>
    <meta:editing-duration>PT31M41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